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2fad" officeooo:paragraph-rsid="001e2fad"/>
    </style:style>
    <style:style style:name="T1" style:family="text">
      <style:text-properties officeooo:rsid="001ff975"/>
    </style:style>
    <style:style style:name="T2" style:family="text">
      <style:text-properties officeooo:rsid="002275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a</text:span>a<text:span text:style-name="T2">aaaaassssssasdlajskdaasaa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2:03:15.151187895</meta:creation-date>
    <dc:date>2018-01-30T09:19:17.983458578</dc:date>
    <meta:editing-duration>PT16M34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30" meta:non-whitespace-character-count="30"/>
  </office:meta>
</office:document-meta>
</file>